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Dashed_20__28_var_29_" draw:fill="none" draw:textarea-vertical-align="middl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heads_20_1" draw:marker-start-width="0.3cm" draw:marker-end="Arrowheads_20_1" draw:marker-end-width="0.3cm" draw:textarea-vertical-align="middl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937cm" svg:y1="7.985cm" svg:x2="4.937cm" svg:y2="15.351cm">
          <text:p text:style-name="P1"/>
        </draw:line>
        <draw:line draw:style-name="gr2" draw:text-style-name="P1" draw:layer="layout" svg:x1="5.191cm" svg:y1="7.985cm" svg:x2="5.191cm" svg:y2="15.351cm">
          <text:p/>
        </draw:line>
        <draw:line draw:style-name="gr3" draw:text-style-name="P1" draw:layer="layout" svg:x1="7.223cm" svg:y1="9.509cm" svg:x2="7.223cm" svg:y2="12.049cm">
          <text:p/>
        </draw:line>
        <draw:line draw:style-name="gr4" draw:text-style-name="P1" draw:layer="layout" svg:x1="7.223cm" svg:y1="12.049cm" svg:x2="6.461cm" svg:y2="10.271cm">
          <text:p/>
        </draw:line>
        <draw:path draw:style-name="gr2" draw:text-style-name="P1" draw:layer="layout" svg:width="0.158cm" svg:height="0.051cm" draw:transform="rotate (0.444360827557756) translate (7.05998652303809cm 11.6729716941228cm)" svg:viewBox="0 0 159 52" svg:d="M0 0c25 0 50 4 73 14 22 8 44 17 66 28l20 10">
          <text:p/>
        </draw:path>
        <draw:line draw:style-name="gr5" draw:text-style-name="P1" draw:layer="layout" svg:x1="5.064cm" svg:y1="12.176cm" svg:x2="7.223cm" svg:y2="12.176cm">
          <text:p text:style-name="P1"/>
        </draw:line>
        <draw:frame draw:style-name="gr6" draw:text-style-name="P2" draw:layer="layout" svg:width="0.925cm" svg:height="0.963cm" svg:x="5.699cm" svg:y="12.176cm">
          <draw:text-box>
            <text:p text:style-name="P2"><text:span text:style-name="T1">X</text:span></text:p>
          </draw:text-box>
        </draw:frame>
        <draw:frame draw:style-name="gr7" draw:text-style-name="P3" draw:layer="layout" svg:width="1.397cm" svg:height="0.758cm" svg:x="3.667cm" svg:y="10.144cm">
          <draw:text-box>
            <text:p text:style-name="P3"><text:span text:style-name="T2">line</text:span></text:p>
          </draw:text-box>
        </draw:frame>
        <draw:frame draw:style-name="gr8" draw:text-style-name="P3" draw:layer="layout" svg:width="0.762cm" svg:height="0.885cm" svg:x="6.715cm" svg:y="10.91cm">
          <draw:text-box>
            <text:p text:style-name="P3"><text:span text:style-name="T3">θ</text:span></text:p>
          </draw:text-box>
        </draw:frame>
        <draw:frame draw:style-name="gr7" draw:text-style-name="P3" draw:layer="layout" svg:width="3.937cm" svg:height="0.758cm" svg:x="5.826cm" svg:y="9.636cm">
          <draw:text-box>
            <text:p text:style-name="P3"><text:span text:style-name="T2">Robot ori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2T10:27:53.670180930</meta:creation-date>
    <dc:date>2016-02-22T10:46:06.957249426</dc:date>
    <meta:editing-duration>PT3M13S</meta:editing-duration>
    <meta:editing-cycles>1</meta:editing-cycles>
    <meta:document-statistic meta:object-count="10"/>
    <meta:generator>LibreOffice/4.2.8.2$Linux_X86_64 LibreOffice_project/420m0$Build-2</meta:generator>
  </office:meta>
</office:document-meta>
</file>